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rushed Script" svg:font-family="'Brushed Scrip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top="0cm" fo:margin-bottom="0cm"/>
    </style:style>
    <style:style style:name="P2" style:family="paragraph" style:parent-style-name="Standard">
      <style:paragraph-properties fo:line-height="0.423cm"/>
    </style:style>
    <style:style style:name="P3" style:family="paragraph" style:parent-style-name="Standard">
      <style:paragraph-properties fo:line-height="0.423cm">
        <style:tab-stops>
          <style:tab-stop style:position="9.652cm"/>
          <style:tab-stop style:position="12.442cm"/>
        </style:tab-stops>
      </style:paragraph-properties>
    </style:style>
    <style:style style:name="P4" style:family="paragraph" style:parent-style-name="Standard">
      <style:paragraph-properties fo:line-height="0.423cm">
        <style:tab-stops>
          <style:tab-stop style:position="9.652cm"/>
        </style:tab-stops>
      </style:paragraph-properties>
    </style:style>
    <style:style style:name="P5" style:family="paragraph" style:parent-style-name="Standard">
      <style:paragraph-properties fo:line-height="0.423cm" fo:text-align="justify" style:justify-single-word="false"/>
    </style:style>
    <style:style style:name="P6" style:family="paragraph" style:parent-style-name="Standard">
      <style:paragraph-properties fo:line-height="0.55cm"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line-height="0.635cm"/>
    </style:style>
    <style:style style:name="P9" style:family="paragraph" style:parent-style-name="Standard">
      <style:paragraph-properties fo:line-height="0.635cm" fo:text-align="justify" style:justify-single-word="false"/>
    </style:style>
    <style:style style:name="P10" style:family="paragraph" style:parent-style-name="Standard">
      <style:paragraph-properties fo:line-height="0.635cm">
        <style:tab-stops>
          <style:tab-stop style:position="8.892cm"/>
        </style:tab-stops>
      </style:paragraph-properties>
    </style:style>
    <style:style style:name="P11" style:family="paragraph" style:parent-style-name="Standard">
      <style:paragraph-properties fo:line-height="0.593cm" fo:text-align="justify" style:justify-single-word="false"/>
    </style:style>
    <style:style style:name="P12" style:family="paragraph" style:parent-style-name="Standard">
      <style:paragraph-properties fo:line-height="0.593cm" fo:text-align="justify" style:justify-single-word="false">
        <style:tab-stops>
          <style:tab-stop style:position="8.382cm"/>
          <style:tab-stop style:position="12.442cm"/>
        </style:tab-stops>
      </style:paragraph-properties>
    </style:style>
    <style:style style:name="P13" style:family="paragraph" style:parent-style-name="Standard">
      <style:paragraph-properties fo:line-height="0.423cm"/>
      <style:text-properties fo:font-size="8pt" style:font-size-asian="8pt"/>
    </style:style>
    <style:style style:name="P14" style:family="paragraph" style:parent-style-name="Standard">
      <style:paragraph-properties fo:line-height="0.508cm"/>
    </style:style>
    <style:style style:name="P15" style:family="paragraph" style:parent-style-name="Standard">
      <style:paragraph-properties fo:text-align="justify" style:justify-single-word="false"/>
      <style:text-properties fo:font-weight="bold" style:font-weight-asian="bold"/>
    </style:style>
    <style:style style:name="P16" style:family="paragraph" style:parent-style-name="Standard">
      <style:paragraph-properties>
        <style:tab-stops>
          <style:tab-stop style:position="4.251cm"/>
        </style:tab-stops>
      </style:paragraph-properties>
      <style:text-properties fo:font-weight="bold" style:font-weight-asian="bold" style:font-weight-complex="bold"/>
    </style:style>
    <style:style style:name="P17" style:family="paragraph" style:parent-style-name="Standard">
      <style:paragraph-properties fo:text-align="justify" style:justify-single-word="false"/>
      <style:text-properties fo:font-style="italic" fo:font-weight="bold" style:font-style-asian="italic" style:font-weight-asian="bold"/>
    </style:style>
    <style:style style:name="P18" style:family="paragraph" style:parent-style-name="Standard">
      <style:text-properties style:font-name="Comic Sans MS"/>
    </style:style>
    <style:style style:name="P19" style:family="paragraph" style:parent-style-name="Standard">
      <style:paragraph-properties fo:margin-top="0.212cm" fo:margin-bottom="0cm" fo:line-height="0.423cm">
        <style:tab-stops>
          <style:tab-stop style:position="2cm"/>
        </style:tab-stops>
      </style:paragraph-properties>
    </style:style>
    <style:style style:name="P20" style:family="paragraph" style:parent-style-name="Standard">
      <style:paragraph-properties fo:margin-top="0.212cm" fo:margin-bottom="0cm" fo:line-height="0.423cm" fo:text-align="justify" style:justify-single-word="false"/>
    </style:style>
    <style:style style:name="P21" style:family="paragraph" style:parent-style-name="Standard">
      <style:paragraph-properties fo:margin-top="0.212cm" fo:margin-bottom="0cm" fo:line-height="0.423cm" fo:text-align="center" style:justify-single-word="false"/>
      <style:text-properties fo:font-weight="bold" style:font-weight-asian="bold"/>
    </style:style>
    <style:style style:name="P22" style:family="paragraph" style:parent-style-name="Standard">
      <style:paragraph-properties fo:margin-top="0.212cm" fo:margin-bottom="0cm" fo:line-height="0.423cm">
        <style:tab-stops>
          <style:tab-stop style:position="2cm"/>
        </style:tab-stops>
      </style:paragraph-properties>
      <style:text-properties fo:font-size="24pt" fo:font-weight="bold" style:font-size-asian="24pt" style:font-weight-asian="bold" style:font-size-complex="24pt"/>
    </style:style>
    <style:style style:name="P23" style:family="paragraph" style:parent-style-name="Standard">
      <style:paragraph-properties fo:margin-top="0.212cm" fo:margin-bottom="0cm" fo:line-height="0.508cm"/>
    </style:style>
    <style:style style:name="P24" style:family="paragraph" style:parent-style-name="Standard">
      <style:paragraph-properties fo:margin-top="0.212cm" fo:margin-bottom="0cm" fo:line-height="0.508cm"/>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top="0.212cm" fo:margin-bottom="0cm" fo:text-align="justify" style:justify-single-word="false"/>
    </style:style>
    <style:style style:name="P26" style:family="paragraph" style:parent-style-name="Standard">
      <style:paragraph-properties fo:margin-top="0.212cm" fo:margin-bottom="0.212cm" fo:text-align="center" style:justify-single-word="false" fo:background-color="#f2f2f2" fo:padding="0.035cm" fo:border="0.018cm solid #808080">
        <style:tab-stops>
          <style:tab-stop style:position="9.652cm"/>
          <style:tab-stop style:position="12.442cm"/>
        </style:tab-stops>
        <style:background-image/>
      </style:paragraph-properties>
      <style:text-properties fo:font-size="18pt" fo:font-weight="bold" style:font-size-asian="18pt" style:font-weight-asian="bold"/>
    </style:style>
    <style:style style:name="P27"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fo:font-size="18pt" fo:font-weight="bold" style:font-size-asian="18pt" style:font-weight-asian="bold"/>
    </style:style>
    <style:style style:name="P28" style:family="paragraph" style:parent-style-name="Standard">
      <style:paragraph-properties fo:line-height="0.635cm" fo:text-align="justify" style:justify-single-word="false" fo:padding-left="0cm" fo:padding-right="0cm" fo:padding-top="0cm" fo:padding-bottom="0.035cm" fo:border-left="none" fo:border-right="none" fo:border-top="none" fo:border-bottom="0.018cm solid #000000"/>
    </style:style>
    <style:style style:name="P29" style:family="paragraph" style:parent-style-name="Standard">
      <style:paragraph-properties fo:line-height="0.635cm" fo:background-color="#d1d1d1" fo:padding="0.035cm" fo:border="0.018cm solid #ffffff" style:shadow="#000000 0.062cm 0.062cm">
        <style:tab-stops>
          <style:tab-stop style:position="8.892cm"/>
        </style:tab-stops>
        <style:background-image/>
      </style:paragraph-properties>
      <style:text-properties fo:font-weight="bold" style:font-weight-asian="bold"/>
    </style:style>
    <style:style style:name="P30" style:family="paragraph" style:parent-style-name="Standard">
      <style:paragraph-properties fo:line-height="0.423cm" fo:text-align="justify" style:justify-single-word="false" fo:break-before="page"/>
    </style:style>
    <style:style style:name="P31" style:family="paragraph" style:parent-style-name="Standard">
      <style:paragraph-properties fo:margin-left="2.487cm" fo:margin-right="0cm" fo:margin-top="0.212cm" fo:margin-bottom="0cm" fo:line-height="0.423cm" fo:text-indent="-2.487cm" style:auto-text-indent="false">
        <style:tab-stops>
          <style:tab-stop style:position="-0.487cm"/>
        </style:tab-stops>
      </style:paragraph-properties>
    </style:style>
    <style:style style:name="P32" style:family="paragraph" style:parent-style-name="Standard">
      <style:paragraph-properties fo:margin-left="2.487cm" fo:margin-right="0cm" fo:margin-top="0.212cm" fo:margin-bottom="0cm" fo:line-height="0.423cm" fo:text-align="center" style:justify-single-word="false" fo:text-indent="-2.487cm" style:auto-text-indent="false">
        <style:tab-stops>
          <style:tab-stop style:position="-0.487cm"/>
        </style:tab-stops>
      </style:paragraph-properties>
      <style:text-properties style:font-name="Times New Roman" fo:font-size="24pt" fo:font-weight="bold" style:font-size-asian="24pt" style:font-weight-asian="bold" style:font-size-complex="24pt"/>
    </style:style>
    <style:style style:name="P33" style:family="paragraph" style:parent-style-name="Standard">
      <style:paragraph-properties fo:margin-left="2.501cm" fo:margin-right="2.499cm" fo:line-height="0.508cm" fo:text-align="justify" style:justify-single-word="false" fo:text-indent="0cm" style:auto-text-indent="false"/>
    </style:style>
    <style:style style:name="P34" style:family="paragraph" style:parent-style-name="Heading_20_1">
      <style:text-properties style:font-name="Comic Sans MS"/>
    </style:style>
    <style:style style:name="P35" style:family="paragraph" style:parent-style-name="Heading_20_1">
      <style:paragraph-properties fo:text-align="start" style:justify-single-word="false" fo:background-color="#ffffff">
        <style:background-image/>
      </style:paragraph-properties>
      <style:text-properties style:font-name="Times New Roman"/>
    </style:style>
    <style:style style:name="P36" style:family="paragraph" style:parent-style-name="Textkörper_20_2">
      <style:paragraph-properties fo:margin-top="0cm" fo:margin-bottom="0cm"/>
    </style:style>
    <style:style style:name="P37" style:family="paragraph" style:parent-style-name="Textkörper_20_2">
      <style:paragraph-properties fo:margin-top="0cm" fo:margin-bottom="0cm"/>
      <style:text-properties fo:font-size="12pt" style:font-size-asian="12pt"/>
    </style:style>
    <style:style style:name="T1" style:family="text">
      <style:text-properties fo:font-size="8pt" style:font-size-asian="8pt"/>
    </style:style>
    <style:style style:name="T2" style:family="text">
      <style:text-properties fo:language="en" fo:country="GB"/>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size="14pt" style:text-underline-style="solid" style:text-underline-width="auto" style:text-underline-color="font-color" fo:font-weight="bold" style:font-size-asian="14pt" style:font-weight-asian="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font-size="12pt" fo:font-weight="bold" style:font-size-asian="12pt" style:font-weight-asian="bold" style:font-weight-complex="bold"/>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font-size="16pt" style:text-underline-style="solid" style:text-underline-width="auto" style:text-underline-color="font-color" style:font-size-asian="16pt"/>
    </style:style>
    <style:style style:name="T12" style:family="text">
      <style:text-properties fo:font-style="normal" fo:font-weight="normal" style:font-style-asian="normal" style:font-weight-asian="normal" style:font-size-complex="12pt"/>
    </style:style>
    <style:style style:name="T13" style:family="text">
      <style:text-properties style:font-style-complex="italic" style:font-weight-complex="bold"/>
    </style:style>
    <style:style style:name="T14" style:family="text">
      <style:text-properties style:font-name="Comic Sans M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rbeitsgemeinschaft Höhle &amp; Karst Grabenstetten e.V.</text:p>
      <text:p text:style-name="P3">Petra Boldt<text:tab/>|<text:span text:style-name="T1">Vermerke des Veranstalters</text:span></text:p>
      <text:p text:style-name="P3"><text:tab/>| K<text:tab/><text:tab/><text:tab/>G<text:tab/><text:tab/>Anz.</text:p>
      <text:p text:style-name="P3">Hauptstr.4<text:tab/>| J<text:tab/><text:tab/><text:tab/>Z<text:tab/><text:tab/>bz.</text:p>
      <text:p text:style-name="P3"><text:tab/><text:span text:style-name="T2">| A<text:tab/><text:tab/><text:tab/>S<text:tab/><text:tab/>sonst.</text:span></text:p>
      <text:p text:style-name="P4"><text:span text:style-name="T3">D - 89601 Schelklingen - Schmiechen</text:span><text:tab/>|_________________________________</text:p>
      <text:p text:style-name="P4"/>
      <text:p text:style-name="P6"><text:span text:style-name="T5">Anmeldung zum Internationalen Ausbildungslager für junge Höhlenforscher auf der Schwäbischen Alb vom 1.8. – 17.8.2008</text:span></text:p>
      <text:p text:style-name="P9">Name:________________________Vorname:__________________Geburtstag:___________________</text:p>
      <text:p text:style-name="P9">Straße/Wohnort/Land:__________________________________________________________________</text:p>
      <text:p text:style-name="P9">_______________Tel.:__________________e-mail:__________________________________________</text:p>
      <text:p text:style-name="P28">Nationalität:_______________________________ Beruf:______________________________________</text:p>
      <text:p text:style-name="P10"/>
      <text:p text:style-name="P29">Gewünschter Kurs<text:tab/>Alternativ</text:p>
      <text:p text:style-name="P10">[] Höhlenbefahrungstechnik <text:tab/>[] Höhlenbefahrungstechnik </text:p>
      <text:p text:style-name="P10">[] Biologie der Höhlen<text:tab/>[] Biologie der Höhlen</text:p>
      <text:p text:style-name="P10">[] Höhlenvermessung<text:tab/>[] Höhlenvermessung</text:p>
      <text:p text:style-name="P10">[] Geologie<text:tab/>[] Geologie</text:p>
      <text:p text:style-name="P10">[] Höhlenforschung praxisnah<text:tab/>[] Höhlenforschung praxisnah</text:p>
      <text:p text:style-name="P10">[] Forschung<text:tab/>[] Forschung</text:p>
      <text:p text:style-name="P10">Es ist noch nicht ganz sicher, ob der Biologiekurs stattfinden kann. Wenn du diesen gewählt hast, kreuze 2 Alternativen mit Bezeichnung der Vorrangigkeit an.</text:p>
      <text:p text:style-name="P10">-----------------------------------------------------------------------------------------------------------</text:p>
      <text:p text:style-name="P10"><text:s/></text:p>
      <text:p text:style-name="P12">Ich bringe ein Zelt mit<text:tab/> [] <text:s/>ja <text:tab/> <text:s/>nein [] </text:p>
      <text:p text:style-name="P11">Ich kann in meinem Zelt noch ____ Personen unterbringen, die kein Zelt mitbringen können.</text:p>
      <text:p text:style-name="P9">Zugehörigkeit zu einem Jugendverband, Alpenverein, Höhlenverein, etc.:__________________________</text:p>
      <text:p text:style-name="P9">Höhlenerfahrung <text:s text:c="2"/>ja <text:s/>/ <text:s/>nein <text:s text:c="16"/>Sprachkenntnisse:______________________________________</text:p>
      <text:p text:style-name="P9">Besondere Interessen und Kenntnisse ______________________________________________________</text:p>
      <text:p text:style-name="P9">Beiträge zum Lagerprogramm:____________________________________________________________</text:p>
      <text:p text:style-name="P9">_____________________________________________________________________________________</text:p>
      <text:p text:style-name="P9">[] Die Anreise erfolgt mit eigenem Fahrzeug</text:p>
      <text:p text:style-name="P9">[] Ich fahre bei _____________________ im Auto mit.</text:p>
      <text:p text:style-name="P9">[] Ich werde per Fahrzeug gebracht. </text:p>
      <text:p text:style-name="P2">[] Ich reise mit der Bahn an </text:p>
      <text:p text:style-name="P2">[] Ich reise am Freitag, 1.8. bis 20.00 Uhr an (Abendessen)</text:p>
      <text:p text:style-name="P2">[] Ich reise bis Samstag, 2.8. bis 12.00 Uhr an</text:p>
      <text:p text:style-name="P13">Gegen die notwendige sportliche Betätigung besteht kein medizinischer Einwand (im Zweifelsfall Arzt befragen),</text:p>
      <text:p text:style-name="P2"/>
      <text:p text:style-name="P5">Datum:__________________________ <text:s text:c="6"/>____________________________________________</text:p>
      <text:p text:style-name="P5"><text:s text:c="73"/>(Unterschrift - bei Minderjährigen ...............</text:p>
      <text:p text:style-name="P5">.bitte Blatt wenden</text:p>
      <text:p text:style-name="P5"><text:s text:c="74"/>auch die des gesetzlichen Vertreters)</text:p>
      <text:p text:style-name="P5"/>
      <text:p text:style-name="P30"/>
      <text:p text:style-name="P5">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text:s text:c="2"/>Bitte schreibe auch kurz, was Du vom Lager speziell auch von deinem gewählten Kurs erwartest bzw. warum Du diesen Kurs gewählt hast. </text:p>
      <text:p text:style-name="P5">Bitte in deutscher oder englischer Sprache!</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P8">________________________________________________________________________________</text:p>
      <text:p text:style-name="Standard"/>
      <text:p text:style-name="Standard">________________________________________________________________________________</text:p>
      <text:p text:style-name="P8">________________________________________________________________________________</text:p>
      <text:p text:style-name="P8"/>
      <text:p text:style-name="P8"/>
      <text:p text:style-name="P8"/>
      <text:p text:style-name="P8"/>
      <text:p text:style-name="P8"/>
      <text:p text:style-name="P8"/>
      <text:p text:style-name="P8"/>
      <text:p text:style-name="P26"><text:soft-page-break/>Arbeitsgemeinschaft Höhle &amp; Karst Grabenstetten e.V.</text:p>
      <text:h text:style-name="P34" text:outline-level="1">Bald geht’s wieder los</text:h>
      <text:p text:style-name="P18"/>
      <text:h text:style-name="P35" text:outline-level="1"><text:span text:style-name="T8">Was?</text:span><text:span text:style-name="T9"><text:tab/><text:tab/></text:span><text:span text:style-name="T11">Internationales Ausbildungslager für junge Höhlenforscher</text:span></text:h>
      <text:p text:style-name="P19"><text:span text:style-name="T4">Wo?<text:tab/><text:tab/></text:span>Sportgelände in 89601 Schmiechen bei Schelklingen / Schwäbische Alb / Deutschland</text:p>
      <text:p text:style-name="P19"><text:span text:style-name="T4">Wann?<text:tab/><text:tab/></text:span>Vom 1.8..bis 17.8. 2008</text:p>
      <text:p text:style-name="P31"><text:span text:style-name="T4">Für wen?<text:tab/><text:tab/></text:span>Höhlenforscher und Solche, die es werden wollen von 16 bis 30 Jahre(Ausnahmen sind möglich)</text:p>
      <text:p text:style-name="P32">www.juhoefola.de</text:p>
      <text:p text:style-name="P22"/>
      <text:p text:style-name="P21">Unser Motto</text:p>
      <text:p text:style-name="P33">Durch Vermittlung wichtiger Verhaltensmaßregeln und Kenntnisse sollen die Teilnehmer einerseits Gefahren der Höhlen besser begegnen können und andererseits die Schutzwürdigkeit dieser erkennen lernen.</text:p>
      <text:h text:style-name="Heading_20_5" text:outline-level="5">Denn</text:h>
      <text:p text:style-name="P7">Höhlen ziehen immer mehr Menschen in ihren Bann. Höhlen sind unter anderem Geotope und Biotope, und somit sensible Klimaarchive unserer Erde, die es zu erforschen gilt.</text:p>
      <text:p text:style-name="P7">Höhlenforschung ist nicht nur Sport und Fun, sondern praktische Wissenschaft.</text:p>
      <text:p text:style-name="P7">Durch eine solide Ausbildung können Gefahren vermieden werden</text:p>
      <text:p text:style-name="P20">Hierzu bieten wir euch sechs <text:s/>Kurse und ein umfangreiches Rahmenprogramm zu allen wichtigen Bereichen der Höhlenforschung an. Optimales Üben und Lernen wird durch kleine Gruppen gewährleistet.</text:p>
      <text:p text:style-name="P7">Ein weiteres Ziel des Lagers ist es, dass die Teilnehmer Gleichgesinnte aus dem In-und Ausland kennen lernen und sich so Möglichkeiten ergeben, später auch deren Karstgebiete bzw. Höhlen zu besuchen.</text:p>
      <text:p text:style-name="P7"><text:s/></text:p>
      <text:p text:style-name="P7"><text:span text:style-name="T4">Das Lagerprogramm richtet sich an junge Leute, die erstes Interesse an der Höhlenforschung haben, aber auch an die, die bereits Erfahrungen in der Höhlenforschung gewonnen haben und sich in diesem Rahmen weiterbilden wollen</text:span>.</text:p>
      <text:p text:style-name="P23">Es werden folgende Kurse Deiner Wahl angeboten:</text:p>
      <text:p text:style-name="P24">I. :Höhlenforschung praxisnah</text:p>
      <text:p text:style-name="P14">Dieser Kurs richtet sich an aktive Höhlenforscher mit Kenntnissen in Befahrungstechnik. </text:p>
      <text:p text:style-name="P14">Themenbereiche: Kartenmaterial, Kataster, Genehmigungen - Grabungstechniken, Stollenbau, Schachtverbau, -Gesteinsbearbeitung, - elektronische Peiltechnik, Kommunikationstechnik, - GPS, - Wasserabflussmessungen und Aufstauversuche, zur Berechnung nicht bekannter Hohlräume hinter Quellen, Salzversuch (Tracer) in einer Wasserhöhle mit Auswertung - einfache Grundlagen der Vermessung und Plandarstellung mit Hilfe des Computers - Dokumentation dieser Arbeiten und Umgang mit der Presse. Es können sich bei diesen Themen je nach Interesse und aus organisatorischen Gründen Änderungen ergeben.</text:p>
      <text:h text:style-name="Heading_20_4" text:outline-level="4">II. Höhlenbefahrungstechnik <text:s/>incl. Kameradenrettung</text:h>
      <text:p text:style-name="P36"><text:span text:style-name="T10">Es wird ein solides Grundwissen in Befahrungstechnik vermittelt. Der Kurs umfasst Seil- und Knotenkunde, Sicherungstechnik, Schachteinbau, Stahlseilleiter sowie die Einseiltechnik und Kameradenrettung. Bei Bedarf werden Gruppen je nach Vorkenntnissen gebildet, so dass sich der Kurs sowohl für Anfänger als auch für erfahrene Höhlenforscher eignet. Es werden keine Grundkenntnisse vorausgesetzt.</text:span></text:p>
      <text:p text:style-name="P7">Für den Kurs Höhlenbefahrungstechnik wird eine Einseiltechnik-Ausrüstung benötigt. Auf Anfrage besteht die Möglichkeit diese bei uns zu leihen. Evt. auch bei einem anderen Verein oder Freund leihen. (Kaufmöglichkeit zu Beginn des Lagers besteht, bei Bedarf bitte anmelden)</text:p>
      <text:p text:style-name="Standard">Sprachlich sollten Grundkenntnisse in Deutsch oder Englisch vorhanden sein.</text:p>
      <text:p text:style-name="P25"><text:soft-page-break/><text:span text:style-name="T7">III. Technik der Höhlenvermessung </text:span></text:p>
      <text:p text:style-name="P7">Es werden die Grundlagen der Plandarstellung, der Vermessungskunde und -technik erarbeitet, bis hin zum eigenhändigen Erstellen eines Höhlenplanes. Die Plandarstellung am Computer wird vorgestellt. Es wird der Umgang mit Hängezeug und Peilkompass geübt, der Theodolit wird vorgestellt.</text:p>
      <text:p text:style-name="P7">Es werden keine Grundkenntnisse vorausgesetzt. Deutsche oder englische Sprachkenntnisse sind erforderlich.</text:p>
      <text:p text:style-name="P7"/>
      <text:h text:style-name="P1" text:outline-level="3"><text:span text:style-name="T12">IV</text:span><text:span text:style-name="T13">. Biospeläologie, Fauna und Ökosysteme der Höhlen</text:span></text:h>
      <text:p text:style-name="P36"><text:span text:style-name="T10">Dieser Kurs ist gedacht für Leute, die sich für die Tierwelt der Höhlen interessieren. Es werden keine Grundkenntnisse vorausgesetzt. In einer ausgewählten Höhle werden Methoden zur Erfassung und Dokumentation der Höhlenfauna erprobt. Die Ergebnisse dieser Arbeit dienen der Beurteilung des Zustandes des Höhlenökosystems und fördern einen Beitrag zur Kenntnis der Höhlenfauna überhaupt. Zugleich sollen die Teilnehmer für die Bedeutung der Höhlen als Lebensräume sensibilisiert werden. Deutsche oder englische Sprachkenntnisse sind notwendig.</text:span></text:p>
      <text:p text:style-name="P36"/>
      <text:p text:style-name="P17">VI. Geologie</text:p>
      <text:p text:style-name="P7">Die Geologie untersucht die Entstehung und Entwicklung von Höhlen, liefert aber auch hilfreiche Informationen für den Höfo. Wir wollen die Grundlagen der Geologie kennen lernen, zum Beispiel das Lesen und Erstellen geologischer Karten und Profile, Tektonik, Mineralogie und Untersuchung von Sedimenten. Wir versuchen diese Kenntnisse in Höhlen anzuwenden. Je nach Wetter werden wir auch oberirdische Exkursionen zu den geologischen Highlights des GeoPark Schwäbische Alb machen. (Meteorkrater, Vulkanismus) und Fossilien suchen.</text:p>
      <text:p text:style-name="P7">Es werden keine Grundkenntnisse vorausgesetzt, Deutsche oder englische Sprachkenntnisse sind erforderlich.</text:p>
      <text:p text:style-name="P7"/>
      <text:p text:style-name="P17">V. Forschung</text:p>
      <text:p text:style-name="P7">Die Teilnehmer dieses Kurses arbeiten aktiv an aktuellen Forschungsprojekten in verschiedenen Höhlen der Schwäbischen Alb mit.</text:p>
      <text:p text:style-name="P7">Dieser Kurs soll die notwendigen Kenntnisse für die gezielte Suche nach Neuland vermitteln. Die unterschiedlichen Felsbearbeitungs-Methoden und die Sicherung von Grabungsstellen durch Ausbau werden während der praktischen Arbeit vor Ort vorgestellt. Das Verhalten bei möglichen Erstbefahrungen, insbesondere die Aspekte Technik, Sicherheit, Dokumentation und Höhlenschutz/Inventar. Erkennen und Dokumentieren von Besonderheiten (Lehmhorizonte, Sedimentschichten, Artefakte etc.) welche bei Grabungsarbeiten auftreten. Juristische und verwaltungstechnische Aspekte werden exemplarisch für Deutschland vermittelt.</text:p>
      <text:p text:style-name="P7">Neben den Grabungsarbeiten werden auch verschiedene Höhlen der Schwäbischen Alb befahren.</text:p>
      <text:p text:style-name="P7">Anforderungen an die Teilnehmer: Mindestalter 18 Jahre, vollständige Höhlenausrüstung incl. SRT und Erfahrungen in der Befahrungstechnik.</text:p>
      <text:p text:style-name="P7"/>
      <text:p text:style-name="P7"><text:span text:style-name="T4">Für alle Teilnehmer</text:span> werden Vorträge <text:s/>mit folgenden Themen angeboten:</text:p>
      <text:p text:style-name="P7">Regionale Geologie, Höhlenentstehung und Höhleninhalte, Befahrungsmaterialkunde, Höhlenrettung, Höhlenschutz, Fledermausschutz, Biologie der Höhlen, GPS, Orientierung im Gelände, Vorstellung von </text:p>
      <text:p text:style-name="P7">Software in der Vermessung, Höhlentauchen und vieles mehr. </text:p>
      <text:p text:style-name="P7">Busexkursion: Geologische Busexkursion auf der Schwäbischen Alb</text:p>
      <text:p text:style-name="P7">Exkursion: Landschafts- und urgeschichtliche Wanderung durch das Schmiech-, Ach- und Blautal.</text:p>
      <text:p text:style-name="P7">Während der gesamten Zeit gibt es 9 Gruppenarbeitstage, 1 Tag Busexkursion, 1 Tag Wanderung und 2 freie Tage. <text:s/></text:p>
      <text:p text:style-name="P7">Die Lagerabende dienen in erster Linie der Geselligkeit und zum gegenseitigen Kennen lernen. Bringe - wenn vorhanden- ein Musikinstrument und Sportgeräte wie z.B. Federball, Indiaka, Handball usw. mit.</text:p>
      <text:p text:style-name="P7">Standort des Lagers ist das Sportgelände in Schmiechen bei Schelklingen. Es steht dort ein Aufenthaltszelt, ein Vortragsraum sowie sanitäre Anlagen incl. warmen <text:s/>Duschen (gegen Gebühr) zur Verfügung. Für das Arbeiten in den einzelnen Kursen werden Großzelte aufgestellt. Strom steht zum Laden von Akkus zur Verfügung.</text:p>
      <text:p text:style-name="P7"/>
      <text:p text:style-name="P7"/>
      <text:p text:style-name="P37"/>
      <text:p text:style-name="P37"/>
      <text:p text:style-name="P15"><text:soft-page-break/>Die Verpflegung erfolgt für die gesamte Lagerzeit in unserer eigenen "Feldküche".</text:p>
      <text:p text:style-name="P7"><text:span text:style-name="T4">Die Teilnahmegebühr beträgt 200.-€</text:span></text:p>
      <text:p text:style-name="P15"/>
      <text:p text:style-name="P7">Darin sind enthalten: Für die gesamten 16 Lagertage: Unterkunft (Wiese, sanitäre Anlagen) Verpflegung (3 Mahlzeiten pro Tag), Betreuung und Ausbildung in kleinen Gruppen durch erfahrene Höhlenforscher, eine Busexkursion, alle weiteren Exkursionen und Eintrittsgelder bei gemeinsamen Veranstaltungen, ein Begleitheft zum Kurs, eine Haftpflicht -, Kranken- und Unfallversicherung (Jugendgruppenversicherung) für die gesamte Lagerzeit. Für deutsche Teilnehmer empfehlen wir zwecks einfacherer <text:s/>Abwicklung die Versicherungskarte der Krankenkasse, für Teilnehmer aus dem Ausland einen internationalen Krankenschein, mitzubringen..</text:p>
      <text:p text:style-name="P7"/>
      <text:p text:style-name="P7">Bei der Altersgrenze der Teilnehmer sind Ausnahmen nach Rücksprache mit der Lagerleitung möglich.</text:p>
      <text:p text:style-name="P7">Die Anzahlung beträgt 50.-€ und ist sofort nach Erhalt der Anmeldebestätigung zu überweisen.</text:p>
      <text:p text:style-name="P7">Der Restbetrag von 150.-€ ist bis zum 30.6.2008 fällig.</text:p>
      <text:p text:style-name="P7"/>
      <text:p text:style-name="P7">Die Veranstaltung wird vom Verband der deutschen Höhlen- und Karstforscher finanziell unterstützt! Einzelmitglieder des Verbandes der deutschen Höhlen- und Karstforscher e.V. erhalten eine Ermäßigung von 15.-€</text:p>
      <text:p text:style-name="P7">Bitte fülle die Anmeldung gut leserlich aus (möglichst mit Maschine) damit nachher die Teilnehmerliste, die alle bekommen, stimmt. Die Anmeldung kann auch direkt im Rechner ausgefüllt werden, dann aber bitte ausdrucken und mit Unterschrift versehen an die Lagerleitung schicken.</text:p>
      <text:p text:style-name="P7"/>
      <text:p text:style-name="P7">Anfragen: Kontaktadresse siehe <text:a xlink:type="simple" xlink:href="http://www.juhoefola.de/"><text:span text:style-name="Internet_20_link">www.juhoefola.de</text:span></text:a> oder Tel.0049(0)7394/1566</text:p>
      <text:p text:style-name="P7"/>
      <text:p text:style-name="P16">Anmeldung per Brief (wegen der Unterschriften) an die Lagerleitung:</text:p>
      <text:p text:style-name="P16">Petra Boldt, Hauptstr.4 , D-89601 Schelklingen. Tel.0049(0)7394/1566</text:p>
      <text:p text:style-name="P7">Anmeldeschluss: 30.6.2008. Da die Teilnehmerzahl begrenzt ist, wird baldige Anmeldung empfohlen!</text:p>
      <text:p text:style-name="P7">Den genauen Lageplan, Anfahrtsskizze und eine Liste, was Du alles mitbringen solltest, erhältst du mit der Anmeldebestätigung.</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rushed Script" svg:font-family="'Brushed Scrip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Brushed Script" fo:font-size="44pt" style:font-size-asian="44pt" style:font-size-complex="10pt"/>
    </style:style>
    <style:style style:name="Heading_20_2" style:display-name="Heading 2" style:family="paragraph" style:parent-style-name="Standard" style:next-style-name="Standard" style:class="text" style:default-outline-level="2">
      <style:paragraph-properties fo:margin-top="0.212cm" fo:margin-bottom="0cm" fo:line-height="0.508cm"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class="text" style:default-outline-level="4">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class="text" style:default-outline-level="5">
      <style:paragraph-properties fo:line-height="0.423cm" fo:text-align="center" style:justify-single-word="false" fo:keep-with-next="always"/>
      <style:text-properties fo:font-weight="bold" style:font-weight-asian="bold" style:font-size-complex="10pt"/>
    </style:style>
    <style:style style:name="Textkörper_20_2" style:display-name="Textkörper 2" style:family="paragraph" style:parent-style-name="Standard">
      <style:paragraph-properties fo:margin-top="0.212cm" fo:margin-bottom="0cm" fo:text-align="justify" style:justify-single-word="false"/>
      <style:text-properties fo:font-size="10pt" style:font-size-asian="10pt" style:font-size-complex="10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1cm" fo:margin-left="1.501cm" fo:margin-right="1.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rbeitsgemeinschaft Höhle &amp; Karst Grabenstetten e</dc:title>
    <meta:initial-creator>Petra Boldt</meta:initial-creator>
    <meta:creation-date>2007-12-18T10:38:00</meta:creation-date>
    <dc:creator>Petra Boldt</dc:creator>
    <dc:date>2007-12-21T20:40:00</dc:date>
    <meta:print-date>2007-12-21T20:16:00</meta:print-date>
    <meta:editing-cycles>12</meta:editing-cycles>
    <meta:editing-duration>PT0S</meta:editing-duration>
    <meta:user-defined meta:name="Info 1"/>
    <meta:user-defined meta:name="Info 2"/>
    <meta:user-defined meta:name="Info 3"/>
    <meta:user-defined meta:name="Info 4"/>
    <meta:document-statistic meta:table-count="0" meta:image-count="0" meta:object-count="0" meta:page-count="5" meta:paragraph-count="131" meta:word-count="1386" meta:character-count="14217"/>
  </office:meta>
</office:document-meta>
</file>